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32000000134D3320AA.png" manifest:media-type="image/png"/>
  <manifest:file-entry manifest:full-path="Pictures/TablePreview6.svm" manifest:media-type=""/>
  <manifest:file-entry manifest:full-path="Pictures/1000020100000014000000268718850D.png" manifest:media-type="image/png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7.svm" manifest:media-type=""/>
  <manifest:file-entry manifest:full-path="Pictures/TablePreview5.svm" manifest:media-type="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dddddd" draw:textarea-horizontal-align="right" draw:textarea-vertical-align="bottom" draw:auto-grow-height="false"/>
    </style:style>
    <style:style style:name="gr2" style:family="graphic" style:parent-style-name="standard">
      <style:graphic-properties svg:stroke-color="#000000" draw:fill="none" draw:textarea-vertical-align="middle" draw:auto-grow-height="false" fo:min-height="0.749cm" fo:min-width="0.499cm"/>
    </style:style>
    <style:style style:name="gr3" style:family="graphic" style:parent-style-name="standard">
      <style:graphic-properties draw:stroke="none" svg:stroke-color="#000000" draw:fill="none" draw:fill-color="#ffffff" fo:min-height="0.3cm"/>
    </style:style>
    <style:style style:name="gr4" style:family="graphic" style:parent-style-name="standard">
      <style:graphic-properties draw:stroke="none" svg:stroke-color="#000000" draw:fill="none" draw:fill-color="#ffffff" fo:min-height="0.6cm"/>
    </style:style>
    <style:style style:name="gr5" style:family="graphic" style:parent-style-name="standard">
      <style:graphic-properties svg:stroke-color="#000000" draw:fill="solid" draw:fill-color="#ff3333" draw:textarea-horizontal-align="justify" draw:textarea-vertical-align="middle" draw:auto-grow-height="fals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svg:stroke-color="#000000" draw:fill="solid" draw:fill-color="#dddddd" draw:textarea-horizontal-align="justify" draw:textarea-vertical-align="middle" draw:auto-grow-height="false"/>
    </style:style>
    <style:style style:name="gr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withoutfill">
      <style:graphic-properties svg:stroke-color="#000000" draw:marker-end="Arrow" draw:marker-end-width="0.3cm" draw:fill="none" draw:textarea-horizontal-align="left" draw:textarea-vertical-align="top"/>
    </style:style>
    <style:style style:name="gr10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11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12" style:family="graphic" style:parent-style-name="standard">
      <style:graphic-properties svg:stroke-color="#000000" draw:fill="solid" draw:fill-color="#999999" draw:textarea-horizontal-align="justify" draw:textarea-vertical-align="middle" draw:auto-grow-height="false"/>
    </style:style>
    <style:style style:name="gr13" style:family="graphic" style:parent-style-name="objectwithoutfill">
      <style:graphic-properties svg:stroke-color="#000000" draw:marker-end="Arrow" draw:marker-end-width="0.3cm" draw:fill="none" draw:textarea-horizontal-align="left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objectwithoutfill">
      <style:graphic-properties draw:marker-end="Arrow" draw:marker-end-width="0.3cm" draw:fill="none" draw:textarea-vertical-align="top"/>
    </style:style>
    <style:style style:name="gr16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co1" style:family="table-column">
      <style:table-column-properties style:column-width="5.474cm" style:use-optimal-column-width="false"/>
    </style:style>
    <style:style style:name="co2" style:family="table-column">
      <style:table-column-properties style:column-width="1.401cm" style:use-optimal-column-width="false"/>
    </style:style>
    <style:style style:name="co3" style:family="table-column">
      <style:table-column-properties style:column-width="1.121cm" style:use-optimal-column-width="false"/>
    </style:style>
    <style:style style:name="co4" style:family="table-column">
      <style:table-column-properties style:column-width="1.192cm" style:use-optimal-column-width="false"/>
    </style:style>
    <style:style style:name="co5" style:family="table-column">
      <style:table-column-properties style:column-width="1.215cm" style:use-optimal-column-width="false"/>
    </style:style>
    <style:style style:name="co6" style:family="table-column">
      <style:table-column-properties style:column-width="1.627cm" style:use-optimal-column-width="false"/>
    </style:style>
    <style:style style:name="co7" style:family="table-column">
      <style:table-column-properties style:column-width="6.533cm" style:use-optimal-column-width="false"/>
    </style:style>
    <style:style style:name="co8" style:family="table-column">
      <style:table-column-properties style:column-width="13.219cm" style:use-optimal-column-width="false"/>
    </style:style>
    <style:style style:name="co9" style:family="table-column">
      <style:table-column-properties style:column-width="1.056cm" style:use-optimal-column-width="false"/>
    </style:style>
    <style:style style:name="co10" style:family="table-column">
      <style:table-column-properties style:column-width="1.088cm" style:use-optimal-column-width="false"/>
    </style:style>
    <style:style style:name="co11" style:family="table-column">
      <style:table-column-properties style:column-width="1.084cm" style:use-optimal-column-width="false"/>
    </style:style>
    <style:style style:name="co12" style:family="table-column">
      <style:table-column-properties style:column-width="0.897cm" style:use-optimal-column-width="false"/>
    </style:style>
    <style:style style:name="co13" style:family="table-column">
      <style:table-column-properties style:column-width="0.879cm" style:use-optimal-column-width="false"/>
    </style:style>
    <style:style style:name="ro1" style:family="table-row">
      <style:table-row-properties style:row-height="0.739cm"/>
    </style:style>
    <style:style style:name="ro2" style:family="table-row">
      <style:table-row-properties style:row-height="0.752cm"/>
    </style:style>
    <style:style style:name="ro3" style:family="table-row">
      <style:table-row-properties style:row-height="0.744cm"/>
    </style:style>
    <style:style style:name="ce1" style:family="table-cell">
      <style:graphic-properties draw:fill-color="#6666ff" draw:fill-image-width="0cm" draw:fill-image-height="0cm" style:repeat="repeat"/>
      <style:paragraph-properties fo:line-height="150%"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ce2" style:family="table-cell">
      <style:graphic-properties draw:fill-color="#6666ff" draw:fill-image-width="0cm" draw:fill-image-height="0cm" style:repeat="repeat"/>
      <style:paragraph-properties fo:line-height="150%" fo:text-align="center"/>
      <style:text-properties fo:color="#ffffff" fo:font-size="12pt" style:font-size-asian="12pt" style:font-size-complex="12pt"/>
    </style:style>
    <style:style style:name="ce3" style:family="table-cell">
      <style:graphic-properties draw:fill-color="#6666ff" draw:fill-image-width="0cm" draw:fill-image-height="0cm" style:repeat="repeat"/>
      <style:paragraph-properties fo:line-height="150%" fo:text-align="center" fo:border-left="none" fo:border-right="0.03pt solid #ffffff" fo:border-top="0.03pt solid #ffffff" fo:border-bottom="0.03pt solid #ffffff"/>
      <style:text-properties fo:color="#ffffff" fo:font-size="12pt" style:font-size-asian="12pt" style:font-size-complex="12pt"/>
    </style:style>
    <style:style style:name="ce4" style:family="table-cell">
      <style:graphic-properties draw:fill-color="#6666ff" draw:fill-image-width="0cm" draw:fill-image-height="0cm" style:repeat="repeat"/>
      <style:text-properties fo:color="#ffffff" fo:font-size="12pt" fo:font-weight="bold" style:font-size-asian="12pt" style:font-weight-asian="bold" style:font-size-complex="12pt" style:font-weight-complex="bold"/>
    </style:style>
    <style:style style:name="ce5" style:family="table-cell">
      <style:graphic-properties draw:fill="solid" draw:fill-color="#6666ff" draw:fill-image-width="0cm" draw:fill-image-height="0cm" style:repeat="repeat"/>
      <style:paragraph-properties fo:line-height="150%" fo:text-align="center" fo:border="0.03pt solid #ffffff"/>
      <style:text-properties fo:color="#ffffff" fo:font-size="12pt" fo:font-weight="bold" style:font-size-asian="12pt" style:font-weight-asian="bold" style:font-size-complex="12pt" style:font-weight-complex="bold"/>
    </style:style>
    <style:style style:name="ce6" style:family="table-cell">
      <style:graphic-properties draw:fill-color="#6666ff" draw:fill-image-width="0cm" draw:fill-image-height="0cm" style:repeat="repeat"/>
      <style:paragraph-properties fo:line-height="150%" fo:text-align="center"/>
      <style:text-properties fo:font-size="12pt" style:font-size-asian="12pt" style:font-size-complex="12pt"/>
    </style:style>
    <style:style style:name="ce7" style:family="table-cell">
      <style:graphic-properties draw:fill-color="#6666ff" draw:fill-image-width="0cm" draw:fill-image-height="0cm" style:repeat="repeat"/>
      <style:paragraph-properties fo:line-height="150%" fo:text-align="center">
        <style:tab-stops/>
      </style:paragraph-properties>
      <style:text-properties fo:color="#ffffff" fo:font-size="12pt" fo:font-weight="bold" style:font-size-asian="12pt" style:font-weight-asian="bold" style:font-size-complex="12pt" style:font-weight-complex="bold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3" style:family="paragraph">
      <style:paragraph-properties fo:line-height="150%"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P4" style:family="paragraph">
      <style:paragraph-properties fo:text-align="center"/>
      <style:text-properties fo:font-size="7pt" style:font-size-asian="7pt" style:font-size-complex="7pt"/>
    </style:style>
    <style:style style:name="P5" style:family="paragraph">
      <style:paragraph-properties fo:line-height="150%" fo:text-align="center"/>
      <style:text-properties fo:color="#ffffff" fo:font-size="12pt" style:font-size-asian="12pt" style:font-size-complex="12pt"/>
    </style:style>
    <style:style style:name="P6" style:family="paragraph">
      <style:text-properties fo:font-size="10pt" style:font-size-asian="10pt" style:font-size-complex="10pt"/>
    </style:style>
    <style:style style:name="P7" style:family="paragraph"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P8" style:family="paragraph">
      <style:paragraph-properties fo:text-align="center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P9" style:family="paragraph">
      <style:paragraph-properties fo:text-align="center"/>
      <style:text-properties fo:color="#000000" fo:font-size="12pt" fo:font-weight="bold" style:font-size-asian="12pt" style:font-weight-asian="bold" style:font-size-complex="12pt" style:font-weight-complex="bold"/>
    </style:style>
    <style:style style:name="P10" style:family="paragraph"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P11" style:family="paragraph"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P12" style:family="paragraph">
      <style:paragraph-properties fo:text-align="center"/>
      <style:text-properties fo:color="#ffffff" fo:font-weight="bold" style:font-weight-asian="bold" style:font-weight-complex="bold"/>
    </style:style>
    <style:style style:name="P13" style:family="paragraph"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P14" style:family="paragraph">
      <style:paragraph-properties fo:text-align="center"/>
      <style:text-properties fo:font-size="8pt" style:font-size-asian="8pt" style:font-size-complex="8pt"/>
    </style:style>
    <style:style style:name="P15" style:family="paragraph">
      <style:paragraph-properties fo:line-height="150%" fo:text-align="center">
        <style:tab-stops/>
      </style:paragraph-properties>
      <style:text-properties fo:color="#ffffff" fo:font-size="12pt" fo:font-weight="bold" style:font-size-asian="12pt" style:font-weight-asian="bold" style:font-size-complex="12pt" style:font-weight-complex="bold"/>
    </style:style>
    <style:style style:name="P16" style:family="paragraph">
      <style:text-properties fo:font-size="12pt" style:font-size-asian="12pt" style:font-size-complex="12pt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color="#ffffff"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7pt" style:font-size-asian="7pt" style:font-size-complex="7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5pt" fo:font-weight="bold" style:font-size-asian="15pt" style:font-weight-asian="bold" style:font-size-complex="15pt" style:font-weight-complex="bold"/>
    </style:style>
    <style:style style:name="T7" style:family="text"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T8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9" style:family="text">
      <style:text-properties fo:font-size="8pt" fo:font-weight="bold" style:font-size-asian="8pt" style:font-weight-asian="bold" style:font-size-complex="8pt" style:font-weight-complex="bold"/>
    </style:style>
    <style:style style:name="T10" style:family="text">
      <style:text-properties fo:font-size="6pt" fo:font-style="italic" style:font-size-asian="6pt" style:font-style-asian="italic" style:font-size-complex="6pt" style:font-style-complex="italic"/>
    </style:style>
    <style:style style:name="T11" style:family="text">
      <style:text-properties fo:color="#000000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2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3" style:family="text">
      <style:text-properties fo:font-size="8pt" fo:font-weight="normal" style:font-size-asian="8pt" style:font-weight-asian="normal" style:font-size-complex="8pt" style:font-weight-complex="normal"/>
    </style:style>
    <style:style style:name="T14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16.596cm" svg:height="7.4cm" svg:x="0.373cm" svg:y="0.411cm">
          <text:p text:style-name="P1"><text:span text:style-name="T1">Machine A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5.474cm" svg:height="0.738cm" svg:x="1.473cm" svg:y="1.48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3"><text:span text:style-name="T2">Donnée 1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2" draw:text-style-name="P1" draw:layer="layout" svg:width="0.212cm" svg:height="1cm" draw:transform="rotate (-1.5707963267949) translate (4.673cm 4.111cm)">
          <text:p/>
          <draw:enhanced-geometry svg:viewBox="0 0 21600 21600" draw:mirror-horizontal="false" draw:mirror-vertical="false" draw:glue-points="0 0 0 21600 21600 10800" draw:text-areas="0 ?f9 7800 ?f10" draw:type="right-brace" draw:modifiers="54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" draw:text-style-name="P4" draw:layer="layout" svg:width="2.6cm" svg:height="0.55cm" svg:x="2.873cm" svg:y="4.211cm">
          <draw:text-box>
            <text:p text:style-name="P1"><text:span text:style-name="T3">MaxMailSize</text:span></text:p>
          </draw:text-box>
        </draw:frame>
        <draw:custom-shape draw:style-name="gr2" draw:text-style-name="P1" draw:layer="layout" svg:width="0.25cm" svg:height="5.427cm" draw:transform="rotate (-1.5707963267949) translate (6.9cm 2.25cm)">
          <text:p/>
          <draw:enhanced-geometry svg:viewBox="0 0 21600 21600" draw:mirror-horizontal="false" draw:mirror-vertical="false" draw:glue-points="0 0 0 21600 21600 10800" draw:text-areas="0 ?f9 7800 ?f10" draw:type="right-brace" draw:modifiers="54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" draw:text-style-name="P4" draw:layer="layout" svg:width="2.6cm" svg:height="0.55cm" svg:x="2.4cm" svg:y="2.45cm">
          <draw:text-box>
            <text:p text:style-name="P1"><text:span text:style-name="T3">MaxStringSize</text:span></text:p>
          </draw:text-box>
        </draw:frame>
        <draw:frame draw:style-name="standard" draw:layer="layout" svg:width="6.555cm" svg:height="0.751cm" svg:x="7.186cm" svg:y="3.236cm">
          <table:table table:template-name="default" table:use-first-row-styles="true" table:use-banding-rows-styles="true"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2" table:default-cell-style-name="ce2">
              <table:table-cell>
                <text:p text:style-name="P5"><text:span text:style-name="T4">N+1</text:span></text:p>
              </table:table-cell>
              <table:table-cell table:style-name="ce3">
                <text:p text:style-name="P5"><text:span text:style-name="T4">...</text:span></text:p>
              </table:table-cell>
              <table:table-cell>
                <text:p text:style-name="P5"><text:span text:style-name="T4">...</text:span></text:p>
              </table:table-cell>
              <table:table-cell>
                <text:p text:style-name="P5"><text:span text:style-name="T4">..</text:span></text:p>
              </table:table-cell>
              <table:table-cell>
                <text:p text:style-name="P5"><text:span text:style-name="T4">N+M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6.533cm" svg:height="0.738cm" svg:x="7.19cm" svg:y="1.48cm">
          <table:table table:template-name="default" table:use-first-row-styles="true" table:use-banding-rows-styles="true">
            <table:table-column table:style-name="co7"/>
            <table:table-row table:style-name="ro1">
              <table:table-cell table:style-name="ce4">
                <text:p text:style-name="P3"><text:span text:style-name="T2">Donnée ...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13.219cm" svg:height="0.738cm" svg:x="0.479cm" svg:y="0.553cm">
          <table:table table:template-name="default" table:use-first-row-styles="true" table:use-banding-rows-styles="true">
            <table:table-column table:style-name="co8"/>
            <table:table-row table:style-name="ro1">
              <table:table-cell table:style-name="ce5">
                <text:p text:style-name="P3"><text:span text:style-name="T2">Fichier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4" draw:text-style-name="P6" draw:layer="layout" svg:width="4.8cm" svg:height="0.85cm" svg:x="13.8cm" svg:y="0.55cm">
          <draw:text-box>
            <text:p><text:span text:style-name="T5">Couche fichiers</text:span></text:p>
          </draw:text-box>
        </draw:frame>
        <draw:frame draw:style-name="gr4" draw:text-style-name="P6" draw:layer="layout" svg:width="4.8cm" svg:height="1.445cm" svg:x="13.773cm" svg:y="2.966cm">
          <draw:text-box>
            <text:p><text:span text:style-name="T5">Couche fiable</text:span></text:p>
            <text:p><text:span text:style-name="T5"><text:s text:c="2"/></text:span><text:span text:style-name="T5">transmission de</text:span><text:span text:style-name="T5"><text:tab/></text:span><text:span text:style-name="T5"> <text:s text:c="3"/></text:span></text:p>
            <text:p><text:span text:style-name="T5"><text:s text:c="2"/></text:span><text:span text:style-name="T5">paquets</text:span></text:p>
          </draw:text-box>
        </draw:frame>
        <draw:frame draw:style-name="gr4" draw:text-style-name="P6" draw:layer="layout" svg:width="4.8cm" svg:height="1.047cm" svg:x="13.8cm" svg:y="1.372cm">
          <draw:text-box>
            <text:p><text:span text:style-name="T5">Couche données </text:span></text:p>
            <text:p><text:span text:style-name="T5"><text:s text:c="2"/></text:span><text:span text:style-name="T5">sans taille fixe</text:span></text:p>
          </draw:text-box>
        </draw:frame>
        <draw:frame draw:style-name="standard" draw:layer="layout" svg:width="5.436cm" svg:height="0.751cm" svg:x="1.473cm" svg:y="3.249cm">
          <table:table table:template-name="default" table:use-first-row-styles="true" table:use-banding-rows-styles="true">
            <table:table-column table:style-name="co9"/>
            <table:table-column table:style-name="co3"/>
            <table:table-column table:style-name="co10"/>
            <table:table-column table:style-name="co10"/>
            <table:table-column table:style-name="co11"/>
            <table:table-row table:style-name="ro2" table:default-cell-style-name="ce6">
              <table:table-cell>
                <text:p text:style-name="P3"><text:span text:style-name="T4">2</text:span></text:p>
              </table:table-cell>
              <table:table-cell>
                <text:p text:style-name="P3"><text:span text:style-name="T4">3</text:span></text:p>
              </table:table-cell>
              <table:table-cell>
                <text:p text:style-name="P3"><text:span text:style-name="T4">4</text:span></text:p>
              </table:table-cell>
              <table:table-cell>
                <text:p text:style-name="P3"><text:span text:style-name="T4">...</text:span></text:p>
              </table:table-cell>
              <table:table-cell>
                <text:p text:style-name="P3"><text:span text:style-name="T4">N</text:span></text:p>
              </table:table-cell>
            </table:table-row>
          </table:table>
          <draw:image xlink:href="Pictures/TablePreview5.svm" xlink:type="simple" xlink:show="embed" xlink:actuate="onLoad"/>
        </draw:frame>
        <draw:custom-shape draw:style-name="gr1" draw:text-style-name="P7" draw:layer="layout" svg:width="16.696cm" svg:height="2.7cm" svg:x="0.273cm" svg:y="9.611cm">
          <text:p text:style-name="P1"><text:span text:style-name="T6">Machine B</text:span></text:p>
          <draw:enhanced-geometry svg:viewBox="0 0 21600 21600" draw:mirror-vertical="false" draw:type="rectangle" draw:enhanced-path="M 0 0 L 21600 0 21600 21600 0 21600 0 0 Z N"/>
        </draw:custom-shape>
        <draw:custom-shape draw:style-name="gr5" draw:text-style-name="P8" xml:id="id1" draw:id="id1" draw:layer="layout" svg:width="3.1cm" svg:height="1.2cm" svg:x="1.073cm" svg:y="6.555cm">
          <text:p text:style-name="P8"><text:span text:style-name="T7">Réseau</text:span></text:p>
          <text:p text:style-name="P8"><text:span text:style-name="T7">physique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3.1cm" svg:height="1.2cm" svg:x="1.173cm" svg:y="9.611cm">
          <text:p text:style-name="P9"><text:span text:style-name="T8">Réseau</text:span></text:p>
          <text:p text:style-name="P9"><text:span text:style-name="T8">physique</text:span></text:p>
          <draw:enhanced-geometry svg:viewBox="0 0 21600 21600" draw:type="rectangle" draw:enhanced-path="M 0 0 L 21600 0 21600 21600 0 21600 0 0 Z N"/>
        </draw:custom-shape>
        <draw:line draw:style-name="gr6" draw:text-style-name="P10" draw:layer="layout" svg:x1="1.973cm" svg:y1="7.811cm" svg:x2="1.973cm" svg:y2="9.411cm">
          <text:p text:style-name="P10"><text:span text:style-name="T9">MSG <text:s text:c="5"/></text:span></text:p>
        </draw:line>
        <draw:line draw:style-name="gr6" draw:text-style-name="P10" draw:layer="layout" svg:x1="3.273cm" svg:y1="9.511cm" svg:x2="3.273cm" svg:y2="7.811cm">
          <text:p text:style-name="P10"><text:span text:style-name="T9">ACK <text:s text:c="4"/></text:span></text:p>
        </draw:line>
        <draw:line draw:style-name="gr6" draw:text-style-name="P10" draw:layer="layout" svg:x1="1.873cm" svg:y1="4.111cm" svg:x2="2.073cm" svg:y2="6.411cm">
          <text:p text:style-name="P10"><text:span text:style-name="T9">MSG</text:span></text:p>
        </draw:line>
        <draw:custom-shape draw:style-name="gr7" draw:text-style-name="P11" xml:id="id2" draw:id="id2" draw:layer="layout" svg:width="3.8cm" svg:height="1.1cm" svg:x="8.773cm" svg:y="4.511cm">
          <text:p text:style-name="P1"><text:span text:style-name="T10"/></text:p>
          <text:p text:style-name="P1"><text:span text:style-name="T11">Postal worker</text:span></text:p>
          <draw:enhanced-geometry svg:viewBox="0 0 21600 21600" draw:type="rectangle" draw:enhanced-path="M 0 0 L 21600 0 21600 21600 0 21600 0 0 Z N"/>
        </draw:custom-shape>
        <draw:custom-shape draw:style-name="gr7" draw:text-style-name="P11" xml:id="id5" draw:id="id5" draw:layer="layout" svg:width="3.8cm" svg:height="1.1cm" svg:x="8.773cm" svg:y="6.011cm">
          <text:p text:style-name="P1"><text:span text:style-name="T10"/></text:p>
          <text:p text:style-name="P1"><text:span text:style-name="T12">Postal sen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1" xml:id="id3" draw:id="id3" draw:layer="layout" svg:width="0.432cm" svg:height="0.822cm" svg:x="7.441cm" svg:y="6.111cm">
          <draw:image xlink:href="Pictures/1000020100000014000000268718850D.png" xlink:type="simple" xlink:show="embed" xlink:actuate="onLoad">
            <text:p/>
          </draw:image>
        </draw:frame>
        <draw:connector draw:style-name="gr9" draw:text-style-name="P10" draw:layer="layout" draw:type="curve" svg:x1="2.623cm" svg:y1="6.555cm" svg:x2="8.773cm" svg:y2="5.061cm" draw:start-shape="id1" draw:start-glue-point="0" draw:end-shape="id2" draw:end-glue-point="3" svg:d="M2623 6555c0-996 2050-1494 6150-1494" svg:viewBox="0 0 6151 1495">
          <text:p text:style-name="P10"><text:span text:style-name="T9"><text:s text:c="5"/></text:span><text:span text:style-name="T9">ACK</text:span></text:p>
        </draw:connector>
        <draw:line draw:style-name="gr10" draw:text-style-name="P1" draw:layer="layout" svg:x1="8.773cm" svg:y1="6.511cm" svg:x2="7.873cm" svg:y2="6.511cm">
          <text:p/>
        </draw:line>
        <draw:connector draw:style-name="gr11" draw:text-style-name="P10" draw:layer="layout" draw:type="curve" svg:x1="7.657cm" svg:y1="6.933cm" svg:x2="4.173cm" svg:y2="7.155cm" draw:start-shape="id3" draw:start-glue-point="2" draw:end-shape="id1" draw:end-glue-point="1" svg:d="M7657 6933c0 750-925 625-1183 493s151-271-2301-271" svg:viewBox="0 0 3485 594">
          <text:p text:style-name="P10"><text:span text:style-name="T9">MSG</text:span></text:p>
          <text:p text:style-name="P10"><text:span text:style-name="T13">(retransmission)</text:span></text:p>
        </draw:connector>
        <draw:custom-shape draw:style-name="gr12" draw:text-style-name="P13" xml:id="id4" draw:id="id4" draw:layer="layout" svg:width="1.796cm" svg:height="1.2cm" svg:x="15.173cm" svg:y="4.511cm">
          <text:p text:style-name="P12"><text:span text:style-name="T2">Port</text:span></text:p>
          <draw:enhanced-geometry svg:viewBox="0 0 21600 21600" draw:type="rectangle" draw:enhanced-path="M 0 0 L 21600 0 21600 21600 0 21600 0 0 Z N"/>
        </draw:custom-shape>
        <draw:line draw:style-name="gr11" draw:text-style-name="P10" draw:layer="layout" svg:x1="12.573cm" svg:y1="5.111cm" svg:x2="15.173cm" svg:y2="5.111cm">
          <text:p text:style-name="P10"><text:span text:style-name="T9">ACK <text:s text:c="3"/></text:span></text:p>
        </draw:line>
        <draw:connector draw:style-name="gr13" draw:text-style-name="P14" draw:layer="layout" draw:type="curve" svg:x1="16.071cm" svg:y1="5.711cm" svg:x2="12.573cm" svg:y2="6.561cm" draw:start-shape="id4" draw:start-glue-point="2" draw:end-shape="id5" draw:end-glue-point="1" svg:d="M16071 5711c0 567-1166 850-3498 850" svg:viewBox="0 0 3499 851">
          <text:p text:style-name="P14"><text:span text:style-name="T14"><text:s text:c="7"/></text:span><text:span text:style-name="T9">Notification ACK</text:span></text:p>
          <text:p text:style-name="P14"><text:span text:style-name="T9"><text:s text:c="7"/></text:span><text:span text:style-name="T13"><text:s/></text:span><text:span text:style-name="T13">(Arrêt retransmission)</text:span></text:p>
        </draw:connector>
        <draw:frame draw:style-name="standard" draw:layer="layout" svg:width="0.897cm" svg:height="0.744cm" svg:x="0.478cm" svg:y="3.253cm">
          <table:table table:template-name="default" table:use-first-row-styles="true" table:use-banding-rows-styles="true">
            <table:table-column table:style-name="co12"/>
            <table:table-row table:style-name="ro3">
              <table:table-cell table:style-name="ce1">
                <text:p text:style-name="P3"><text:span text:style-name="T2">1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0.879cm" svg:height="0.748cm" svg:x="0.496cm" svg:y="1.477cm">
          <table:table table:template-name="default" table:use-first-row-styles="true" table:use-banding-rows-styles="true">
            <table:table-column table:style-name="co13"/>
            <table:table-row table:style-name="ro1">
              <table:table-cell table:style-name="ce7">
                <text:p text:style-name="P15"><text:span text:style-name="T2">T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14" draw:text-style-name="P16" draw:layer="layout" svg:width="10.637cm" svg:height="0.729cm" svg:x="6.373cm" svg:y="12.591cm">
          <draw:text-box>
            <text:p><text:span text:style-name="T4">T=Taille du fichier ; 1...N...N+M = identifiant du paquet</text:span></text:p>
          </draw:text-box>
        </draw:frame>
        <draw:connector draw:style-name="gr15" draw:text-style-name="P10" draw:layer="layout" draw:type="curve" svg:x1="7.657cm" svg:y1="6.111cm" svg:x2="7.441cm" svg:y2="6.522cm" draw:start-shape="id3" draw:start-glue-point="0" draw:end-shape="id3" draw:end-glue-point="3" svg:d="M7657 6111c0-750-358-625-600-335s-366 746 384 746" svg:viewBox="0 0 787 974">
          <text:p text:style-name="P1"><text:span text:style-name="T9">No ACK</text:span></text:p>
        </draw:connector>
        <draw:frame draw:style-name="gr16" draw:text-style-name="P1" draw:layer="layout" svg:width="1.322cm" svg:height="0.502cm" svg:x="9.951cm" svg:y="4.569cm">
          <draw:image xlink:href="Pictures/1000020100000032000000134D3320AA.png" xlink:type="simple" xlink:show="embed" xlink:actuate="onLoad">
            <text:p/>
          </draw:image>
        </draw:frame>
        <draw:frame draw:style-name="gr16" draw:text-style-name="P1" draw:layer="layout" svg:width="1.322cm" svg:height="0.502cm" svg:x="9.951cm" svg:y="6.069cm">
          <draw:image xlink:href="Pictures/1000020100000032000000134D3320AA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0.311cm" fo:margin-bottom="0.18cm" fo:margin-left="0.273cm" fo:margin-right="0.431cm" fo:page-width="17.4cm" fo:page-height="13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28T21:52:14.114997529</meta:creation-date>
    <dc:date>2015-01-29T10:36:49.580071933</dc:date>
    <meta:editing-duration>PT39M54S</meta:editing-duration>
    <meta:editing-cycles>17</meta:editing-cycles>
    <meta:generator>LibreOffice/4.2.7.2$Linux_X86_64 LibreOffice_project/420m0$Build-2</meta:generator>
    <meta:document-statistic meta:object-count="34"/>
  </office:meta>
</office:document-meta>
</file>